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4e9a" officeooo:paragraph-rsid="00124e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su &amp; PCF</text:p>
      <text:p text:style-name="P1"/>
      <text:p text:style-name="P1">1. Declare integer variables and apply various arithmetic operations .</text:p>
      <text:p text:style-name="P1"/>
      <text:p text:style-name="P1">2. Use conditional statements to check the eligibily for a policy holder.</text:p>
      <text:p text:style-name="P1"/>
      <text:p text:style-name="P1">3.Use ternary operator to check if the salary is greater than 10000</text:p>
      <text:p text:style-name="P1"/>
      <text:p text:style-name="P1">4.Use the library functions to work with date, String , math functions.</text:p>
      <text:p text:style-name="P1"/>
      <text:p text:style-name="P1">5. Create a user defined array and print its contents <text:s/>and also manipulate it.</text:p>
      <text:p text:style-name="P1"/>
      <text:p text:style-name="P1">6. Create Switch block (Refer documentation)</text:p>
      <text:p text:style-name="P1"/>
      <text:p text:style-name="P1">7. Add label name for Vehicle Speciality based on the vehicle type chosen(PCF Method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0:54:55.876000000</meta:creation-date>
    <dc:date>2018-04-06T11:10:47.082000000</dc:date>
    <meta:editing-duration>PT15M56S</meta:editing-duration>
    <meta:editing-cycles>2</meta:editing-cycles>
    <meta:generator>LibreOffice/5.3.4.2$Windows_X86_64 LibreOffice_project/f82d347ccc0be322489bf7da61d7e4ad13fe2ff3</meta:generator>
    <meta:document-statistic meta:table-count="0" meta:image-count="0" meta:object-count="0" meta:page-count="1" meta:paragraph-count="8" meta:word-count="83" meta:character-count="499" meta:non-whitespace-character-count="423"/>
  </office:meta>
</office:document-meta>
</file>